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6d1af" officeooo:paragraph-rsid="0056a7c7"/>
    </style:style>
    <style:style style:name="P6" style:family="paragraph" style:parent-style-name="Text_20_body">
      <style:text-properties officeooo:paragraph-rsid="0056a7c7"/>
    </style:style>
    <style:style style:name="P7" style:family="paragraph" style:parent-style-name="DocCode">
      <style:text-properties officeooo:rsid="0056d1af" officeooo:paragraph-rsid="0056a7c7"/>
    </style:style>
    <style:style style:name="P8" style:family="paragraph" style:parent-style-name="DocText">
      <style:text-properties officeooo:rsid="0056d1af" officeooo:paragraph-rsid="0056a7c7"/>
    </style:style>
    <style:style style:name="P9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0" style:family="paragraph" style:parent-style-name="DocCode">
      <style:text-properties officeooo:rsid="0056f8d0" officeooo:paragraph-rsid="005a84cc"/>
    </style:style>
    <style:style style:name="P11" style:family="paragraph" style:parent-style-name="DocCode">
      <style:text-properties officeooo:rsid="0056f8d0" officeooo:paragraph-rsid="005e4a77"/>
    </style:style>
    <style:style style:name="P12" style:family="paragraph" style:parent-style-name="DocCode">
      <style:text-properties fo:font-weight="bold" style:font-weight-asian="bold" style:font-weight-complex="bold"/>
    </style:style>
    <style:style style:name="P13" style:family="paragraph" style:parent-style-name="DocCode">
      <style:text-properties officeooo:paragraph-rsid="005a84cc"/>
    </style:style>
    <style:style style:name="P14" style:family="paragraph" style:parent-style-name="DocCode">
      <style:text-properties officeooo:paragraph-rsid="005bbc66"/>
    </style:style>
    <style:style style:name="P15" style:family="paragraph" style:parent-style-name="DocCode">
      <style:text-properties officeooo:paragraph-rsid="005e4a77"/>
    </style:style>
    <style:style style:name="P16" style:family="paragraph" style:parent-style-name="Text_20_body" style:list-style-name="L1">
      <style:text-properties officeooo:rsid="0056d1af" officeooo:paragraph-rsid="0056a7c7"/>
    </style:style>
    <style:style style:name="P17" style:family="paragraph" style:parent-style-name="Text_20_body">
      <style:text-properties officeooo:paragraph-rsid="005a84cc"/>
    </style:style>
    <style:style style:name="P18" style:family="paragraph" style:parent-style-name="Text_20_body">
      <style:text-properties officeooo:rsid="0056f8d0" officeooo:paragraph-rsid="005a84cc"/>
    </style:style>
    <style:style style:name="P19" style:family="paragraph" style:parent-style-name="Text_20_body">
      <style:text-properties officeooo:rsid="0056f8d0" officeooo:paragraph-rsid="005e4a77"/>
    </style:style>
    <style:style style:name="P20" style:family="paragraph" style:parent-style-name="Text_20_body">
      <style:text-properties officeooo:paragraph-rsid="005e4a77"/>
    </style:style>
    <style:style style:name="P21" style:family="paragraph" style:parent-style-name="DocHeading2">
      <style:text-properties officeooo:rsid="0056d1af" officeooo:paragraph-rsid="0056a7c7"/>
    </style:style>
    <style:style style:name="P22" style:family="paragraph" style:parent-style-name="DocHeading1">
      <style:text-properties officeooo:rsid="0056d1af" officeooo:paragraph-rsid="0056a7c7"/>
    </style:style>
    <style:style style:name="P23" style:family="paragraph" style:parent-style-name="DocHeading1">
      <style:text-properties officeooo:paragraph-rsid="005daad5"/>
    </style:style>
    <style:style style:name="P24" style:family="paragraph" style:parent-style-name="DocText">
      <style:text-properties officeooo:rsid="0056f8d0" officeooo:paragraph-rsid="005a84cc"/>
    </style:style>
    <style:style style:name="P25" style:family="paragraph" style:parent-style-name="DocText">
      <style:text-properties officeooo:rsid="0056f8d0" officeooo:paragraph-rsid="005e4a77"/>
    </style:style>
    <style:style style:name="P26" style:family="paragraph" style:parent-style-name="DocText">
      <style:text-properties officeooo:paragraph-rsid="005a84cc"/>
    </style:style>
    <style:style style:name="P27" style:family="paragraph" style:parent-style-name="DocText">
      <style:text-properties fo:font-weight="bold" style:font-weight-asian="bold" style:font-weight-complex="bold"/>
    </style:style>
    <style:style style:name="P28" style:family="paragraph" style:parent-style-name="DocText">
      <style:text-properties fo:font-weight="normal" officeooo:paragraph-rsid="005a84cc" style:font-weight-asian="normal" style:font-weight-complex="normal"/>
    </style:style>
    <style:style style:name="P29" style:family="paragraph" style:parent-style-name="DocText">
      <style:text-properties officeooo:paragraph-rsid="005daad5"/>
    </style:style>
    <style:style style:name="P30" style:family="paragraph" style:parent-style-name="DocText">
      <style:text-properties officeooo:paragraph-rsid="005e4a7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d1af"/>
    </style:style>
    <style:style style:name="T4" style:family="text">
      <style:text-properties officeooo:rsid="0056a7c7"/>
    </style:style>
    <style:style style:name="T5" style:family="text">
      <style:text-properties officeooo:rsid="00591509"/>
    </style:style>
    <style:style style:name="T6" style:family="text">
      <style:text-properties officeooo:rsid="005a84cc"/>
    </style:style>
    <style:style style:name="T7" style:family="text">
      <style:text-properties officeooo:rsid="005daad5"/>
    </style:style>
    <style:style style:name="T8" style:family="text">
      <style:text-properties officeooo:rsid="005e4a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9"><text:title>Example Equation of Motion</text:title></text:p>
      <text:h text:style-name="P22" text:outline-level="1">introduction</text:h>
      <text:p text:style-name="P5">This document presents an example of a configured <text:span text:style-name="T4">equation of motion</text:span>. <text:s/>The example is broken down and each section of the <text:span text:style-name="T4">equation of motion</text:span> is explained. <text:s/>The example shown here is based on the standard 6DOF motion model.</text:p>
      <text:h text:style-name="P21" text:outline-level="2">Required Knowledge</text:h>
      <text:p text:style-name="P5">This documentation assumes the user is familiar with the C++ programming language. <text:s/>At a minimum, you should have a firm understanding of the following items:</text:p>
      <text:list xml:id="list1968447126" text:style-name="L1">
        <text:list-item>
          <text:p text:style-name="P16">Division between source (*.cpp) and header (*.h) files.</text:p>
        </text:list-item>
        <text:list-item>
          <text:p text:style-name="P16">C++ class declaration syntax.</text:p>
        </text:list-item>
        <text:list-item>
          <text:p text:style-name="P16">C++ function declaration syntax.</text:p>
        </text:list-item>
        <text:list-item>
          <text:p text:style-name="P16">C++ variable types.</text:p>
        </text:list-item>
        <text:list-item>
          <text:p text:style-name="P16">Preprocessor directives to include header files.</text:p>
        </text:list-item>
      </text:list>
      <text:h text:style-name="P22" text:outline-level="1">File Location</text:h>
      <text:p text:style-name="P5">All the files for the <text:span text:style-name="T5">equations of motion </text:span>are located under the OpenSEA installation directory, under the following path:</text:p>
      <text:p text:style-name="P7">&lt;OpenSEA Install Directory&gt;/lib/motion_model</text:p>
      <text:p text:style-name="P8"/>
      <text:p text:style-name="P8">Each custom motion model is contained in its own separate directory. <text:s/>There are 30 custom motion models available. <text:s/>They are named motion_model1 through motion_model30. <text:s/><text:span text:style-name="T5">And each motion model then references equations of motion objects. <text:s/>Each of these objects can be their own class definition. <text:s/>All class definitions are included in the same folder as the motion model.</text:span></text:p>
      <text:h text:style-name="P22" text:outline-level="1">Integration Method</text:h>
      <text:p text:style-name="P6"><text:span text:style-name="T3">Each of the motion models are compiled as their own library files. <text:s/>oFreq then links to the compiled library files at run time. <text:s/>By directly writing the library files, this gives you unlimited flexibility for the complexity of the motion model. <text:s/>You can even create and include other classes in the motion model. <text:s/>But </text:span><text:soft-page-break/><text:span text:style-name="T3">at the same time, the user does not need to understand the design behind the rest of oFreq. <text:s/>(The user is certainly welcome to explore oFreq. <text:s/>All source code is available. <text:s/>But such an undertaking is not required just to program a motion model.)</text:span></text:p>
      <text:h text:style-name="P22" text:outline-level="1">File Division</text:h>
      <text:p text:style-name="P5">A motion model brings together several equations of motion. <text:s/>Each equation of motion is its own class definition. <text:s/>The classes are incorporated into the motion model and objects created. <text:s/>The user can create unlimited number of classes for equations of motion. <text:s/>But there can only be one motion model. <text:s/>This is the point of interface with the rest of oFreq.</text:p>
      <text:h text:style-name="P22" text:outline-level="1">Header file – <text:span text:style-name="T6">Equation of Motion</text:span></text:h>
      <text:p text:style-name="P17"><text:span text:style-name="T6">The following example shows an equation of motion header file. <text:s/>This example shows a translation equation. <text:s/>The example demonstrates that there is very little you need to change in these files.</text:span></text:p>
      <text:p text:style-name="P18">The first section is just general header information .</text:p>
      <text:p text:style-name="P10">/*----------------------------------------*- C++ -*--------------------------------------------*\</text:p>
      <text:p text:style-name="P10">| O pen <text:s text:c="8"/>| OpenSea: The Open Source Seakeeping Suite <text:s text:c="36"/>|</text:p>
      <text:p text:style-name="P10">| S eakeeping<text:tab/> <text:s/>| Web: <text:s text:c="4"/>www.opensea.dmsonline.us <text:s text:c="44"/>|</text:p>
      <text:p text:style-name="P10">| E valuation <text:s text:c="2"/>| <text:s text:c="78"/>|</text:p>
      <text:p text:style-name="P10">| A nalysis <text:s text:c="4"/>| <text:s text:c="78"/>|</text:p>
      <text:p text:style-name="P10">\*---------------------------------------------------------------------------------------------*/</text:p>
      <text:p text:style-name="P10"/>
      <text:p text:style-name="P10">/*---------------------------------------------------------------------------------------------*\</text:p>
      <text:p text:style-name="P10"><text:s/>*Revision History</text:p>
      <text:p text:style-name="P10"><text:s/>*------------------------------------------------------------------------------------------</text:p>
      <text:p text:style-name="P10"><text:s/>*Date<text:tab/><text:tab/>Author<text:tab/><text:tab/><text:tab/><text:tab/>Description</text:p>
      <text:p text:style-name="P10"><text:s/>*----------------------------------------------------------------------------------------------</text:p>
      <text:p text:style-name="P10"><text:s/>*Mar 09 2013<text:tab/>Nicholas Barczak<text:tab/><text:tab/>Initially Created</text:p>
      <text:p text:style-name="P10"><text:s/>*</text:p>
      <text:p text:style-name="P10">\*---------------------------------------------------------------------------------------------*/</text:p>
      <text:p text:style-name="P10"/>
      <text:p text:style-name="P24"/>
      <text:p text:style-name="P24">This section is legally required licensing information. <text:s/>Under the terms of the GNU license, it must be included. <text:s/>This also provides legal if the user created a new custom motion model and wanted to redistribute it.</text:p>
      <text:p text:style-name="P10">//License</text:p>
      <text:p text:style-name="P10">/*---------------------------------------------------------------------------------------------*\</text:p>
      <text:p text:style-name="P10"><text:s/>*Copyright Datawave Marine Solutions, 2013.</text:p>
      <text:p text:style-name="P10"><text:s/>*This file is part of OpenSEA.</text:p>
      <text:p text:style-name="P10"/>
      <text:p text:style-name="P10"><text:s/>*OpenSEA is free software: you can redistribute it and/or modify</text:p>
      <text:p text:style-name="P10"><text:s/>*it under the terms of the GNU General Public License as published by</text:p>
      <text:p text:style-name="P10"><text:s/>*the Free Software Foundation, either version 3 of the License, or</text:p>
      <text:p text:style-name="P10"><text:s/>*(at your option) any later version.</text:p>
      <text:p text:style-name="P10"/>
      <text:p text:style-name="P10"><text:s/>*OpenSEA is distributed in the hope that it will be useful,</text:p>
      <text:p text:style-name="P10"><text:s/>*but WITHOUT ANY WARRANTY; without even the implied warranty of</text:p>
      <text:p text:style-name="P10"><text:s/>*MERCHANTABILITY or FITNESS FOR A PARTICULAR PURPOSE. <text:s/>See the</text:p>
      <text:p text:style-name="P10"><text:s/>*GNU General Public License for more details.</text:p>
      <text:p text:style-name="P10"/>
      <text:p text:style-name="P10"><text:s/>*You should have received a copy of the GNU General Public License</text:p>
      <text:p text:style-name="P10"><text:s/>*along with OpenSEA. <text:s/>If not, see &lt;http://www.gnu.org/licenses/&gt;.</text:p>
      <text:p text:style-name="P10">\*---------------------------------------------------------------------------------------------*/</text:p>
      <text:p text:style-name="P10"/>
      <text:p text:style-name="P26"><text:span text:style-name="T6"/></text:p>
      <text:p text:style-name="P26"><text:span text:style-name="T6">The next section is preprocessor declarations. <text:s/>The only important thing here is to ensure that the equationofmotion.h </text:span><text:soft-page-break/><text:span text:style-name="T6">file is included. <text:s/>This file provides all the support framework that makes equations of motion work.</text:span></text:p>
      <text:p text:style-name="DocCode"><text:span text:style-name="T6">//################################# Class Separator ###############################################</text:span></text:p>
      <text:p text:style-name="DocCode"><text:span text:style-name="T6">#ifndef EQUATIONTRANSLATION_H</text:span></text:p>
      <text:p text:style-name="DocCode"><text:span text:style-name="T6">#define EQUATIONTRANSLATION_H</text:span></text:p>
      <text:p text:style-name="DocCode"><text:span text:style-name="T6">#include &lt;QObject&gt;</text:span></text:p>
      <text:p text:style-name="DocCode"><text:span text:style-name="T6">#ifdef Q_OS_WIN</text:span></text:p>
      <text:p text:style-name="DocCode"><text:span text:style-name="T6"><text:s text:c="4"/>//Include statements specific to windows</text:span></text:p>
      <text:p text:style-name="DocCode"><text:span text:style-name="T6">#elif defined Q_OS_LINUX</text:span></text:p>
      <text:p text:style-name="DocCode"><text:span text:style-name="T6"><text:s text:c="4"/>//Include statements specific to linux</text:span></text:p>
      <text:p text:style-name="DocCode"><text:span text:style-name="T6">#endif</text:span></text:p>
      <text:p text:style-name="P12"><text:span text:style-name="T6">#include "equationofmotion.h"</text:span></text:p>
      <text:p text:style-name="P27"><text:span text:style-name="T6"/></text:p>
      <text:p text:style-name="P28"><text:span text:style-name="T6">Next are the namespace declarations. <text:s/>Just make sure that the class is in the namespace of osea::ofreq. <text:s/>oFreq will expect this namespace.</text:span></text:p>
      <text:p text:style-name="DocCode"><text:span text:style-name="T6"/></text:p>
      <text:p text:style-name="P13"><text:span text:style-name="T6">//################################# Class Separator ###############################################</text:span></text:p>
      <text:p text:style-name="DocCode"><text:span text:style-name="T6">//Namespace declarations</text:span></text:p>
      <text:p text:style-name="DocCode"><text:span text:style-name="T6"/></text:p>
      <text:p text:style-name="P13"><text:span text:style-name="T6">//================================Section Separator ==============================================</text:span></text:p>
      <text:p text:style-name="DocCode"><text:span text:style-name="T6">/**</text:span></text:p>
      <text:p text:style-name="DocCode"><text:span text:style-name="T6"><text:s/>* The namespace for all code created under the OpenSEA project. <text:s/>There are also several sub-namespaces, one</text:span></text:p>
      <text:p text:style-name="DocCode"><text:span text:style-name="T6"><text:s/>* associated with each primary program under osea.</text:span></text:p>
      <text:p text:style-name="DocCode"><text:span text:style-name="T6"><text:s/>* 1.) <text:s/>ohydro: <text:s/>Code associated with the program ohydro.</text:span></text:p>
      <text:p text:style-name="DocCode"><text:span text:style-name="T6"><text:s/>* 2.) <text:s/>ofreq: <text:s text:c="2"/>Code associated with the program ofreq.</text:span></text:p>
      <text:p text:style-name="DocCode"><text:span text:style-name="T6"><text:s/>* 3.) <text:s/>otime: <text:s text:c="2"/>Code associated with the program otime.</text:span></text:p>
      <text:p text:style-name="DocCode"><text:span text:style-name="T6"><text:s/>* 4.) <text:s/>ofourier: <text:s/>Code associated with the program ofourier.</text:span></text:p>
      <text:p text:style-name="DocCode"><text:span text:style-name="T6"><text:s/>* 5.) <text:s/>obatch: <text:s text:c="3"/>Code associated with the program obatch.</text:span></text:p>
      <text:p text:style-name="DocCode"><text:span text:style-name="T6"><text:s/>* 6.) <text:s/>guisea: <text:s text:c="3"/>Code assocaited with the GUI that interacts with all OpenSEA programs.</text:span></text:p>
      <text:p text:style-name="DocCode"><text:span text:style-name="T6"><text:s/>* Any code that may have common utility amongst all programs, such as file reading objects, goes under the generic</text:span></text:p>
      <text:p text:style-name="DocCode"><text:span text:style-name="T6"><text:s/>* osea namespace. <text:s/>Any code that is only useful within the specific program it serves, goes under the specific</text:span></text:p>
      <text:p text:style-name="DocCode"><text:span text:style-name="T6"><text:s/>* namespace. <text:s/>When in doubt, default to just the osea namespace.</text:span></text:p>
      <text:p text:style-name="DocCode"><text:span text:style-name="T6"><text:s/>*</text:span></text:p>
      <text:p text:style-name="DocCode"><text:span text:style-name="T6"><text:s/>* The namespaces are not intended to create an organizational structure. <text:s/>They are only intended to prevent</text:span></text:p>
      <text:p text:style-name="DocCode"><text:span text:style-name="T6"><text:s/>* name conflicts.</text:span></text:p>
      <text:p text:style-name="DocCode"><text:span text:style-name="T6"><text:s/>*/</text:span></text:p>
      <text:p text:style-name="DocCode"><text:span text:style-name="T6">namespace osea</text:span></text:p>
      <text:p text:style-name="DocCode"><text:span text:style-name="T6">{</text:span></text:p>
      <text:p text:style-name="DocCode"><text:span text:style-name="T6"/></text:p>
      <text:p text:style-name="P13"><text:span text:style-name="T6">//================================Section Separator ==============================================</text:span></text:p>
      <text:p text:style-name="DocCode"><text:span text:style-name="T6">/**</text:span></text:p>
      <text:p text:style-name="DocCode"><text:span text:style-name="T6"><text:s/>* The namespace of all code specifically associated with ofreq.</text:span></text:p>
      <text:p text:style-name="DocCode"><text:span text:style-name="T6"><text:s/>*/</text:span></text:p>
      <text:p text:style-name="DocCode"><text:span text:style-name="T6">namespace ofreq</text:span></text:p>
      <text:p text:style-name="DocCode"><text:span text:style-name="T6">{</text:span></text:p>
      <text:p text:style-name="DocCode"><text:span text:style-name="T6"/></text:p>
      <text:p text:style-name="DocText"><text:span text:style-name="T6"/></text:p>
      <text:p text:style-name="P26"><text:span text:style-name="T6">Now we come to the declaration itself for the equationtranslation class. <text:s/>This also includes extensive documentation on how to use the class. <text:s/>The documentation is an abridged version of this help file. <text:s/>Most of the documentation text was eliminated from this example, for the sake of brevity.</text:span></text:p>
      <text:p text:style-name="P26"><text:span text:style-name="T6">There are two important parts to notice in this class declaration. <text:s/>First, the class name is unique. <text:s/>It is not a copy of some other name. <text:s/>Any name is fine, as long as the name does not repeat any of the other class names. <text:s/>oFreq gets very confused if you try to tell it that two different things are the same.</text:span></text:p>
      <text:p text:style-name="P26"><text:span text:style-name="T6">The second important thing to notice is that the class declaration inherits from the EquationofMotion object. <text:s/>This is critical to ensure you get all the necessary supporting framework.</text:span></text:p>
      <text:p text:style-name="P13"><text:span text:style-name="T6">//################################# Class Separator ###############################################</text:span></text:p>
      <text:p text:style-name="DocCode"><text:span text:style-name="T6">/**</text:span></text:p>
      <text:p text:style-name="DocCode"><text:span text:style-name="T6"><text:s/>* @brief The EqnTranslation class.</text:span></text:p>
      <text:p text:style-name="DocCode"><text:span text:style-name="T6"><text:s/>*</text:span></text:p>
      <text:p text:style-name="DocCode"><text:span text:style-name="T6"><text:s/>* This class defines motion for linear translation in one of the three</text:span></text:p>
      <text:p text:style-name="DocCode"><text:soft-page-break/><text:span text:style-name="T6"><text:s/>* principle axes. <text:s/>(X-axis, Y-axis, Z-axis). <text:s/>This is specific to rigid body motion and intended for applicaiton</text:span></text:p>
      <text:p text:style-name="DocCode"><text:span text:style-name="T6"><text:s/>* in a six-degree of freedom (6DOF) motion model.</text:span></text:p>
      <text:p text:style-name="DocCode"><text:span text:style-name="T6"><text:s/>*</text:span></text:p>
      <text:p text:style-name="DocCode"><text:span text:style-name="T6"><text:s/>...</text:span></text:p>
      <text:p text:style-name="DocCode"><text:span text:style-name="T6"><text:s/>*</text:span></text:p>
      <text:p text:style-name="DocCode"><text:span text:style-name="T6"><text:s/>* @sa EquationofMotion</text:span></text:p>
      <text:p text:style-name="DocCode"><text:span text:style-name="T6"><text:s/>* @sa MotionModel</text:span></text:p>
      <text:p text:style-name="DocCode"><text:span text:style-name="T6"><text:s/>*/</text:span></text:p>
      <text:p text:style-name="DocCode"><text:span text:style-name="T6">class EqnTranslation : public EquationofMotion</text:span></text:p>
      <text:p text:style-name="DocCode"><text:span text:style-name="T6">{</text:span></text:p>
      <text:p text:style-name="DocText"><text:span text:style-name="T6"/></text:p>
      <text:p text:style-name="P26"><text:span text:style-name="T6">Next are the declarations for the constructors. <text:s/>The constructor names must match the name of the class. <text:s/>There are three possible constructors. <text:s/>oFreq expects all three to be available. <text:s/>The first constructor is the most basic. <text:s/>It simply creates the object, and includes a pointer to the motion model object that contains this equation of motion. <text:s/>(That pointer is necessary so the equation of motion can access all the data it needs.)</text:span></text:p>
      <text:p text:style-name="P13"><text:span text:style-name="T6">//================================Section Separator ==============================================</text:span></text:p>
      <text:p text:style-name="DocCode"><text:span text:style-name="T6">public:</text:span></text:p>
      <text:p text:style-name="DocCode"><text:span text:style-name="T6"><text:s text:c="4"/>//-------------------------------Function Separator ------------------------------------------</text:span></text:p>
      <text:p text:style-name="DocCode"><text:span text:style-name="T6"><text:s text:c="4"/>/**</text:span></text:p>
      <text:p text:style-name="DocCode"><text:span text:style-name="T6"><text:s text:c="5"/>* @brief Default constructor. <text:s/>Contains a reference to the motion model class which constructs it.</text:span></text:p>
      <text:p text:style-name="DocCode"><text:span text:style-name="T6"><text:s text:c="5"/>*</text:span></text:p>
      <text:p text:style-name="DocCode"><text:span text:style-name="T6"><text:s text:c="5"/>* Default constructor. <text:s/>Contains a reference to the motion model class which constructs it. <text:s/>The constructing class</text:span></text:p>
      <text:p text:style-name="DocCode"><text:span text:style-name="T6"><text:s text:c="5"/>* is necessary because several functions in the EquationOfMotion class use data in the constructing class, the</text:span></text:p>
      <text:p text:style-name="DocCode"><text:span text:style-name="T6"><text:s text:c="5"/>* motion model class.</text:span></text:p>
      <text:p text:style-name="DocCode"><text:span text:style-name="T6"><text:s text:c="5"/>* @param modelIn A pointer to the motion model object that created the equation of motion.</text:span></text:p>
      <text:p text:style-name="DocCode"><text:span text:style-name="T6"><text:s text:c="5"/>*/</text:span></text:p>
      <text:p text:style-name="DocCode"><text:span text:style-name="T6"><text:s text:c="4"/>EqnTranslation(MotionModel *modelIn);</text:span></text:p>
      <text:p text:style-name="DocCode"><text:span text:style-name="T6"/></text:p>
      <text:p text:style-name="DocText"><text:span text:style-name="T6"/></text:p>
      <text:p text:style-name="P26"><text:span text:style-name="T6">The next constructor adds the ability to provide a name for the equation of motion. <text:s/>This is just a convenience. <text:s/>You can also define the name after creating the object.</text:span></text:p>
      <text:p text:style-name="P13"><text:span text:style-name="T6"><text:s text:c="4"/>//-------------------------------Function Separator ------------------------------------------</text:span></text:p>
      <text:p text:style-name="DocCode"><text:span text:style-name="T6"><text:s text:c="4"/>/**</text:span></text:p>
      <text:p text:style-name="DocCode"><text:span text:style-name="T6"><text:s text:c="5"/>* @brief Constructor with name. <text:s/>Contains a reference to the motion model class which constructs it.</text:span></text:p>
      <text:p text:style-name="DocCode"><text:span text:style-name="T6"><text:s text:c="5"/>*</text:span></text:p>
      <text:p text:style-name="DocCode"><text:span text:style-name="T6"><text:s text:c="5"/>* Default constructor. <text:s/>Contains a reference to the motion model class which constructs it. <text:s/>The constructing class</text:span></text:p>
      <text:p text:style-name="DocCode"><text:span text:style-name="T6"><text:s text:c="5"/>* is necessary because several functions in the EquationOfMotion class use data in the constructing class, the</text:span></text:p>
      <text:p text:style-name="DocCode"><text:span text:style-name="T6"><text:s text:c="5"/>* motion model class.</text:span></text:p>
      <text:p text:style-name="DocCode"><text:span text:style-name="T6"><text:s text:c="5"/>* @param modelIn A pointer to the motion model object that created the equation of motion.</text:span></text:p>
      <text:p text:style-name="DocCode"><text:span text:style-name="T6"><text:s text:c="5"/>* @param NameIn A name for what physical property the equation solves for. <text:s/>Used for user output. <text:s/>Not critical</text:span></text:p>
      <text:p text:style-name="DocCode"><text:span text:style-name="T6"><text:s text:c="5"/>* to program execution.</text:span></text:p>
      <text:p text:style-name="DocCode"><text:span text:style-name="T6"><text:s text:c="5"/>*/</text:span></text:p>
      <text:p text:style-name="DocCode"><text:span text:style-name="T6"><text:s text:c="4"/>EqnTranslation(MotionModel *modelIn, std::string NameIn);</text:span></text:p>
      <text:p text:style-name="DocCode"><text:span text:style-name="T6"/></text:p>
      <text:p text:style-name="DocText"><text:span text:style-name="T6"/></text:p>
      <text:p text:style-name="P26"><text:span text:style-name="T6">The final constructor adds the name and the equation index. <text:s/>Again, both of these properties can be defined after the object is created.</text:span></text:p>
      <text:p text:style-name="P13"><text:span text:style-name="T6"><text:s text:c="4"/>//-------------------------------Function Separator ------------------------------------------</text:span></text:p>
      <text:p text:style-name="DocCode"><text:span text:style-name="T6"><text:s text:c="4"/>/**</text:span></text:p>
      <text:p text:style-name="DocCode"><text:span text:style-name="T6"><text:s text:c="5"/>* @brief Constructor with name and index. <text:s/>Contains a reference to the motion model class which constructs it.</text:span></text:p>
      <text:p text:style-name="DocCode"><text:span text:style-name="T6"><text:s text:c="5"/>*</text:span></text:p>
      <text:p text:style-name="DocCode"><text:span text:style-name="T6"><text:s text:c="5"/>* Default constructor. <text:s/>Contains a reference to the motion model class which constructs it. <text:s/>The constructing class</text:span></text:p>
      <text:p text:style-name="DocCode"><text:span text:style-name="T6"><text:s text:c="5"/>* is necessary because several functions in the EquationOfMotion class use data in the constructing class, the</text:span></text:p>
      <text:p text:style-name="DocCode"><text:soft-page-break/><text:span text:style-name="T6"><text:s text:c="5"/>* motion model class.</text:span></text:p>
      <text:p text:style-name="P14"><text:span text:style-name="T6"><text:s text:c="5"/>* @param modelIn A pointer to the motion model object that created the equation of motion.</text:span></text:p>
      <text:p text:style-name="P14"><text:span text:style-name="T6"><text:s text:c="5"/>* @param NameIn A name for what physical property the equation solves for. <text:s/>Used for user</text:span></text:p>
      <text:p text:style-name="P14"><text:span text:style-name="T6"><text:s text:c="5"/>* output. <text:s/>Not critical</text:span></text:p>
      <text:p text:style-name="DocCode"><text:span text:style-name="T6"><text:s text:c="5"/>* to program execution.</text:span></text:p>
      <text:p text:style-name="P14"><text:span text:style-name="T6"><text:s text:c="5"/>* @param IndexIn Sets the index for the Equation of Motion. <text:s/>The index is how the equation</text:span></text:p>
      <text:p text:style-name="P14"><text:span text:style-name="T6"><text:s text:c="5"/>* determines which numbers to access</text:span></text:p>
      <text:p text:style-name="P14"><text:span text:style-name="T6"><text:s text:c="5"/>* on the data. <text:s/>The following indexes are used. <text:s/>Any higher indexes can extend beyond this</text:span></text:p>
      <text:p text:style-name="P14"><text:span text:style-name="T6"><text:s text:c="5"/>* range, and the program</text:span></text:p>
      <text:p text:style-name="P14"><text:span text:style-name="T6"><text:s text:c="5"/>* easily adapts. <text:s/>But the following three are reserved. <text:s/>Unused indexes are not transferred to</text:span></text:p>
      <text:p text:style-name="P14"><text:span text:style-name="T6"><text:s text:c="5"/>* the matrices when</text:span></text:p>
      <text:p text:style-name="P14"><text:span text:style-name="T6"><text:s text:c="5"/>* solved. <text:s/>So unused indexes to not negatively impact calculation performance. <text:s/>However, using</text:span></text:p>
      <text:p text:style-name="P14"><text:span text:style-name="T6"><text:s text:c="5"/>* excessively large</text:span></text:p>
      <text:p text:style-name="P14"><text:span text:style-name="T6"><text:s text:c="5"/>* indexes (say 500 when you only have 3 equations) will result in large matrices and necessary</text:span></text:p>
      <text:p text:style-name="P14"><text:span text:style-name="T6"><text:s text:c="5"/>* memory</text:span></text:p>
      <text:p text:style-name="DocCode"><text:span text:style-name="T6"><text:s text:c="5"/>* requirements. <text:s/>The following index reservations apply.</text:span></text:p>
      <text:p text:style-name="DocCode"><text:span text:style-name="T6"><text:s text:c="5"/>* 1: <text:s/>Translation in x-direction. <text:s/>Specific to rigid body motion.</text:span></text:p>
      <text:p text:style-name="DocCode"><text:span text:style-name="T6"><text:s text:c="5"/>* 2: <text:s/>Translation in y-direction. <text:s/>Specific to rigid body motion.</text:span></text:p>
      <text:p text:style-name="DocCode"><text:span text:style-name="T6"><text:s text:c="5"/>* 3: <text:s/>Translation in z-direction. <text:s/>Specific to rigid body motion.</text:span></text:p>
      <text:p text:style-name="DocCode"><text:span text:style-name="T6"><text:s text:c="5"/>* 4: <text:s/>Rotation about x-direction. <text:s/>Specific to rigid body motion.</text:span></text:p>
      <text:p text:style-name="DocCode"><text:span text:style-name="T6"><text:s text:c="5"/>* 5: <text:s/>Rotation about y-direction. <text:s/>Specific to rigid body motion.</text:span></text:p>
      <text:p text:style-name="DocCode"><text:span text:style-name="T6"><text:s text:c="5"/>* 6: <text:s/>Rotation about z-direction. <text:s/>Specific to rigid body motion.</text:span></text:p>
      <text:p text:style-name="DocCode"><text:span text:style-name="T6"><text:s text:c="5"/>*/</text:span></text:p>
      <text:p text:style-name="DocCode"><text:span text:style-name="T6"><text:s text:c="4"/>EqnTranslation(MotionModel *modelIn, std::string NameIn, int IndexIn);</text:span></text:p>
      <text:p text:style-name="DocCode"><text:span text:style-name="T6"/></text:p>
      <text:p text:style-name="P13"><text:span text:style-name="T6"><text:s text:c="4"/>//-------------------------------Function Separator ------------------------------------------</text:span></text:p>
      <text:p text:style-name="DocCode"><text:span text:style-name="T6"><text:s text:c="4"/>/**</text:span></text:p>
      <text:p text:style-name="DocCode"><text:span text:style-name="T6"><text:s text:c="5"/>* @brief Default destructor.</text:span></text:p>
      <text:p text:style-name="DocCode"><text:span text:style-name="T6"><text:s text:c="5"/>*/</text:span></text:p>
      <text:p text:style-name="DocCode"><text:span text:style-name="T6"><text:s text:c="4"/>~EqnTranslation();</text:span></text:p>
      <text:p text:style-name="DocCode"><text:span text:style-name="T6"/></text:p>
      <text:p text:style-name="DocText"><text:span text:style-name="T6"/></text:p>
      <text:p text:style-name="P29"><text:span text:style-name="T7">Next are the function declarations. <text:s/>The most important function is the setFormula() function. <text:s/>This is where you define the actual mathematics for the equation of motion.</text:span></text:p>
      <text:p text:style-name="P13"><text:span text:style-name="T6">//================================Section Separator ==============================================</text:span></text:p>
      <text:p text:style-name="DocCode"><text:span text:style-name="T6">protected:</text:span></text:p>
      <text:p text:style-name="P13"><text:span text:style-name="T6"><text:s text:c="4"/>//-------------------------------Function Separator ------------------------------------------</text:span></text:p>
      <text:p text:style-name="DocCode"><text:span text:style-name="T6"><text:s text:c="4"/>/**</text:span></text:p>
      <text:p text:style-name="DocCode"><text:span text:style-name="T6"><text:s text:c="5"/>* @brief The formula used by the equation of motion.</text:span></text:p>
      <text:p text:style-name="DocCode"><text:span text:style-name="T6"><text:s text:c="5"/>*</text:span></text:p>
      <text:p text:style-name="DocCode"><text:span text:style-name="T6"><text:s text:c="5"/>* The formula used by the equation of motion. <text:s/>The formula gets rewritten in a unique form. <text:s/>Rearrange any</text:span></text:p>
      <text:p text:style-name="DocCode"><text:span text:style-name="T6"><text:s text:c="5"/>* equations so that they have zero on the right hand size.</text:span></text:p>
      <text:p text:style-name="DocCode"><text:span text:style-name="T6"><text:s text:c="5"/>*</text:span></text:p>
      <text:p text:style-name="DocCode"><text:span text:style-name="T6"><text:s text:c="5"/>* Example: <text:s/>If the formula were Ax + By = F, it must be rearranged to: <text:s/>Ax + By - F = 0</text:span></text:p>
      <text:p text:style-name="DocCode"><text:span text:style-name="T6"><text:s text:c="5"/>*</text:span></text:p>
      <text:p text:style-name="DocCode"><text:span text:style-name="T6"><text:s text:c="5"/>* The formula can also make use of several math functions provided by the equation of motion object.</text:span></text:p>
      <text:p text:style-name="DocCode"><text:span text:style-name="T6"><text:s text:c="5"/>*/</text:span></text:p>
      <text:p text:style-name="DocCode"><text:span text:style-name="T6"><text:s text:c="4"/>std::complex&lt;double&gt; setFormula();</text:span></text:p>
      <text:p text:style-name="DocText"><text:span text:style-name="T6"/></text:p>
      <text:p text:style-name="P29"><text:span text:style-name="T7">The next functions are the custom math functions. <text:s/>These are available as a recourse to use or ignore. <text:s/>But you must define all 50 functions. <text:s/>And they must have these exact names. <text:s/>That is a restriction of how they were included.</text:span></text:p>
      <text:p text:style-name="DocCode"><text:span text:style-name="T6"/></text:p>
      <text:p text:style-name="P13"><text:span text:style-name="T6"><text:s text:c="4"/>//-------------------------------Function Separator ------------------------------------------</text:span></text:p>
      <text:p text:style-name="DocCode"><text:span text:style-name="T6"><text:s text:c="4"/>/**</text:span></text:p>
      <text:p text:style-name="DocCode"><text:span text:style-name="T6"><text:s text:c="5"/>* @brief Func1 through Func50 provide user custom defined functions.</text:span></text:p>
      <text:p text:style-name="DocCode"><text:span text:style-name="T6"><text:s text:c="5"/>*</text:span></text:p>
      <text:p text:style-name="DocCode"><text:span text:style-name="T6"><text:s text:c="5"/>* These are custom functions that the user may need to create to define their equations of motion. <text:s/>The only</text:span></text:p>
      <text:p text:style-name="DocCode"><text:span text:style-name="T6"><text:s text:c="5"/>* restriction is that the functions can not take any arguments. <text:s/>Any arguments required must be supplied through</text:span></text:p>
      <text:p text:style-name="DocCode"><text:span text:style-name="T6"><text:s text:c="5"/>* a set of global variables. <text:s/>Sorry, that's just a restriction of how the code is written and the use of the C++</text:span></text:p>
      <text:p text:style-name="DocCode"><text:span text:style-name="T6"><text:s text:c="5"/>* language.</text:span></text:p>
      <text:p text:style-name="DocCode"><text:span text:style-name="T6"><text:s text:c="5"/>* @return Returns a complex&lt;double&gt; variable. <text:s/>Returned variabled passed by value.</text:span></text:p>
      <text:p text:style-name="DocCode"><text:span text:style-name="T6"><text:s text:c="5"/>*/</text:span></text:p>
      <text:p text:style-name="DocCode"><text:span text:style-name="T6"><text:s text:c="4"/>std::complex&lt;double&gt; Func1();</text:span></text:p>
      <text:p text:style-name="DocCode"><text:soft-page-break/><text:span text:style-name="T6"><text:s text:c="4"/>std::complex&lt;double&gt; Func2();</text:span></text:p>
      <text:p text:style-name="DocCode"><text:span text:style-name="T6"><text:s text:c="4"/>std::complex&lt;double&gt; Func3();</text:span></text:p>
      <text:p text:style-name="DocCode"><text:span text:style-name="T6"><text:s text:c="4"/>std::complex&lt;double&gt; Func4();</text:span></text:p>
      <text:p text:style-name="DocCode"><text:span text:style-name="T6"><text:s text:c="4"/>std::complex&lt;double&gt; Func5();</text:span></text:p>
      <text:p text:style-name="DocCode"><text:span text:style-name="T6"><text:s text:c="4"/>std::complex&lt;double&gt; Func6();</text:span></text:p>
      <text:p text:style-name="DocCode"><text:span text:style-name="T6"><text:s text:c="4"/>std::complex&lt;double&gt; Func7();</text:span></text:p>
      <text:p text:style-name="DocCode"><text:span text:style-name="T6"><text:s text:c="4"/>std::complex&lt;double&gt; Func8();</text:span></text:p>
      <text:p text:style-name="DocCode"><text:span text:style-name="T6"><text:s text:c="4"/>std::complex&lt;double&gt; Func9();</text:span></text:p>
      <text:p text:style-name="DocCode"><text:span text:style-name="T6"><text:s text:c="4"/>std::complex&lt;double&gt; Func10();</text:span></text:p>
      <text:p text:style-name="DocCode"><text:span text:style-name="T6"><text:s text:c="4"/>std::complex&lt;double&gt; Func11();</text:span></text:p>
      <text:p text:style-name="DocCode"><text:span text:style-name="T6"><text:s text:c="4"/>std::complex&lt;double&gt; Func12();</text:span></text:p>
      <text:p text:style-name="DocCode"><text:span text:style-name="T6"><text:s text:c="4"/>std::complex&lt;double&gt; Func13();</text:span></text:p>
      <text:p text:style-name="DocCode"><text:span text:style-name="T6"><text:s text:c="4"/>std::complex&lt;double&gt; Func14();</text:span></text:p>
      <text:p text:style-name="DocCode"><text:span text:style-name="T6"><text:s text:c="4"/>std::complex&lt;double&gt; Func15();</text:span></text:p>
      <text:p text:style-name="DocCode"><text:span text:style-name="T6"><text:s text:c="4"/>std::complex&lt;double&gt; Func16();</text:span></text:p>
      <text:p text:style-name="DocCode"><text:span text:style-name="T6"><text:s text:c="4"/>std::complex&lt;double&gt; Func17();</text:span></text:p>
      <text:p text:style-name="DocCode"><text:span text:style-name="T6"><text:s text:c="4"/>std::complex&lt;double&gt; Func18();</text:span></text:p>
      <text:p text:style-name="DocCode"><text:span text:style-name="T6"><text:s text:c="4"/>std::complex&lt;double&gt; Func19();</text:span></text:p>
      <text:p text:style-name="DocCode"><text:span text:style-name="T6"><text:s text:c="4"/>std::complex&lt;double&gt; Func20();</text:span></text:p>
      <text:p text:style-name="DocCode"><text:span text:style-name="T6"><text:s text:c="4"/>std::complex&lt;double&gt; Func21();</text:span></text:p>
      <text:p text:style-name="DocCode"><text:span text:style-name="T6"><text:s text:c="4"/>std::complex&lt;double&gt; Func22();</text:span></text:p>
      <text:p text:style-name="DocCode"><text:span text:style-name="T6"><text:s text:c="4"/>std::complex&lt;double&gt; Func23();</text:span></text:p>
      <text:p text:style-name="DocCode"><text:span text:style-name="T6"><text:s text:c="4"/>std::complex&lt;double&gt; Func24();</text:span></text:p>
      <text:p text:style-name="DocCode"><text:span text:style-name="T6"><text:s text:c="4"/>std::complex&lt;double&gt; Func25();</text:span></text:p>
      <text:p text:style-name="DocCode"><text:span text:style-name="T6"><text:s text:c="4"/>std::complex&lt;double&gt; Func26();</text:span></text:p>
      <text:p text:style-name="DocCode"><text:span text:style-name="T6"><text:s text:c="4"/>std::complex&lt;double&gt; Func27();</text:span></text:p>
      <text:p text:style-name="DocCode"><text:span text:style-name="T6"><text:s text:c="4"/>std::complex&lt;double&gt; Func28();</text:span></text:p>
      <text:p text:style-name="DocCode"><text:span text:style-name="T6"><text:s text:c="4"/>std::complex&lt;double&gt; Func29();</text:span></text:p>
      <text:p text:style-name="DocCode"><text:span text:style-name="T6"><text:s text:c="4"/>std::complex&lt;double&gt; Func30();</text:span></text:p>
      <text:p text:style-name="DocCode"><text:span text:style-name="T6"><text:s text:c="4"/>std::complex&lt;double&gt; Func31();</text:span></text:p>
      <text:p text:style-name="DocCode"><text:span text:style-name="T6"><text:s text:c="4"/>std::complex&lt;double&gt; Func32();</text:span></text:p>
      <text:p text:style-name="DocCode"><text:span text:style-name="T6"><text:s text:c="4"/>std::complex&lt;double&gt; Func33();</text:span></text:p>
      <text:p text:style-name="DocCode"><text:span text:style-name="T6"><text:s text:c="4"/>std::complex&lt;double&gt; Func34();</text:span></text:p>
      <text:p text:style-name="DocCode"><text:span text:style-name="T6"><text:s text:c="4"/>std::complex&lt;double&gt; Func35();</text:span></text:p>
      <text:p text:style-name="DocCode"><text:span text:style-name="T6"><text:s text:c="4"/>std::complex&lt;double&gt; Func36();</text:span></text:p>
      <text:p text:style-name="DocCode"><text:span text:style-name="T6"><text:s text:c="4"/>std::complex&lt;double&gt; Func37();</text:span></text:p>
      <text:p text:style-name="DocCode"><text:span text:style-name="T6"><text:s text:c="4"/>std::complex&lt;double&gt; Func38();</text:span></text:p>
      <text:p text:style-name="DocCode"><text:span text:style-name="T6"><text:s text:c="4"/>std::complex&lt;double&gt; Func39();</text:span></text:p>
      <text:p text:style-name="DocCode"><text:span text:style-name="T6"><text:s text:c="4"/>std::complex&lt;double&gt; Func40();</text:span></text:p>
      <text:p text:style-name="DocCode"><text:span text:style-name="T6"><text:s text:c="4"/>std::complex&lt;double&gt; Func41();</text:span></text:p>
      <text:p text:style-name="DocCode"><text:span text:style-name="T6"><text:s text:c="4"/>std::complex&lt;double&gt; Func42();</text:span></text:p>
      <text:p text:style-name="DocCode"><text:span text:style-name="T6"><text:s text:c="4"/>std::complex&lt;double&gt; Func43();</text:span></text:p>
      <text:p text:style-name="DocCode"><text:span text:style-name="T6"><text:s text:c="4"/>std::complex&lt;double&gt; Func44();</text:span></text:p>
      <text:p text:style-name="DocCode"><text:span text:style-name="T6"><text:s text:c="4"/>std::complex&lt;double&gt; Func45();</text:span></text:p>
      <text:p text:style-name="DocCode"><text:span text:style-name="T6"><text:s text:c="4"/>std::complex&lt;double&gt; Func46();</text:span></text:p>
      <text:p text:style-name="DocCode"><text:span text:style-name="T6"><text:s text:c="4"/>std::complex&lt;double&gt; Func47();</text:span></text:p>
      <text:p text:style-name="DocCode"><text:span text:style-name="T6"><text:s text:c="4"/>std::complex&lt;double&gt; Func48();</text:span></text:p>
      <text:p text:style-name="DocCode"><text:span text:style-name="T6"><text:s text:c="4"/>std::complex&lt;double&gt; Func49();</text:span></text:p>
      <text:p text:style-name="DocCode"><text:span text:style-name="T6"><text:s text:c="4"/>std::complex&lt;double&gt; Func50();</text:span></text:p>
      <text:p text:style-name="DocCode"><text:span text:style-name="T6"/></text:p>
      <text:p text:style-name="DocCode"><text:span text:style-name="T6">//================================Section Separator ==============================================</text:span></text:p>
      <text:p text:style-name="DocCode"><text:span text:style-name="T6">private:</text:span></text:p>
      <text:p text:style-name="DocCode"><text:span text:style-name="T6"/></text:p>
      <text:p text:style-name="DocCode"><text:span text:style-name="T6">};</text:span></text:p>
      <text:p text:style-name="DocCode"><text:span text:style-name="T6"/></text:p>
      <text:p text:style-name="DocCode"><text:span text:style-name="T6">} <text:s text:c="2"/>//End of Namespace ofreq</text:span></text:p>
      <text:p text:style-name="DocCode"><text:span text:style-name="T6"/></text:p>
      <text:p text:style-name="DocCode"><text:span text:style-name="T6">} <text:s text:c="2"/>//End of Namespace osea</text:span></text:p>
      <text:p text:style-name="DocCode"><text:span text:style-name="T6"/></text:p>
      <text:p text:style-name="DocCode"><text:span text:style-name="T6">#endif // EQUATIONTRANSLATION_H</text:span></text:p>
      <text:h text:style-name="P23" text:outline-level="1"><text:span text:style-name="T7">Equation of Motion </text:span><text:span text:style-name="T8">Source File</text:span></text:h>
      <text:p text:style-name="P20"><text:span text:style-name="T8">The next section shows the corresponding source file for the equation of motion. <text:s/>The source file is where you enter the actual mathematics for the equation of motion.</text:span></text:p>
      <text:p text:style-name="P19">The first section is just general header information .</text:p>
      <text:p text:style-name="P11">/*----------------------------------------*- C++ -*--------------------------------------------*\</text:p>
      <text:p text:style-name="P11">| O pen <text:s text:c="8"/>| OpenSea: The Open Source Seakeeping Suite <text:s text:c="36"/>|</text:p>
      <text:p text:style-name="P11">| S eakeeping<text:tab/> <text:s/>| Web: <text:s text:c="4"/>www.opensea.dmsonline.us <text:s text:c="44"/>|</text:p>
      <text:p text:style-name="P11"><text:soft-page-break/>| E valuation <text:s text:c="2"/>| <text:s text:c="78"/>|</text:p>
      <text:p text:style-name="P11">| A nalysis <text:s text:c="4"/>| <text:s text:c="78"/>|</text:p>
      <text:p text:style-name="P11">\*---------------------------------------------------------------------------------------------*/</text:p>
      <text:p text:style-name="P11"/>
      <text:p text:style-name="P11">/*---------------------------------------------------------------------------------------------*\</text:p>
      <text:p text:style-name="P11"><text:s/>*Revision History</text:p>
      <text:p text:style-name="P11"><text:s/>*------------------------------------------------------------------------------------------</text:p>
      <text:p text:style-name="P11"><text:s/>*Date<text:tab/><text:tab/>Author<text:tab/><text:tab/><text:tab/><text:tab/>Description</text:p>
      <text:p text:style-name="P11"><text:s/>*----------------------------------------------------------------------------------------------</text:p>
      <text:p text:style-name="P11"><text:s/>*Mar 09 2013<text:tab/>Nicholas Barczak<text:tab/><text:tab/>Initially Created</text:p>
      <text:p text:style-name="P11"><text:s/>*</text:p>
      <text:p text:style-name="P11">\*---------------------------------------------------------------------------------------------*/</text:p>
      <text:p text:style-name="P11"/>
      <text:p text:style-name="P25"/>
      <text:p text:style-name="P25">This section is legally required licensing information. <text:s/>Under the terms of the GNU license, it must be included. <text:s/>This also provides legal if the user created a new custom motion model and wanted to redistribute it.</text:p>
      <text:p text:style-name="P11">//License</text:p>
      <text:p text:style-name="P11">/*---------------------------------------------------------------------------------------------*\</text:p>
      <text:p text:style-name="P11"><text:s/>*Copyright Datawave Marine Solutions, 2013.</text:p>
      <text:p text:style-name="P11"><text:s/>*This file is part of OpenSEA.</text:p>
      <text:p text:style-name="P11"/>
      <text:p text:style-name="P11"><text:s/>*OpenSEA is free software: you can redistribute it and/or modify</text:p>
      <text:p text:style-name="P11"><text:s/>*it under the terms of the GNU General Public License as published by</text:p>
      <text:p text:style-name="P11"><text:s/>*the Free Software Foundation, either version 3 of the License, or</text:p>
      <text:p text:style-name="P11"><text:s/>*(at your option) any later version.</text:p>
      <text:p text:style-name="P11"/>
      <text:p text:style-name="P11"><text:s/>*OpenSEA is distributed in the hope that it will be useful,</text:p>
      <text:p text:style-name="P11"><text:s/>*but WITHOUT ANY WARRANTY; without even the implied warranty of</text:p>
      <text:p text:style-name="P11"><text:s/>*MERCHANTABILITY or FITNESS FOR A PARTICULAR PURPOSE. <text:s/>See the</text:p>
      <text:p text:style-name="P11"><text:s/>*GNU General Public License for more details.</text:p>
      <text:p text:style-name="P11"/>
      <text:p text:style-name="P11"><text:s/>*You should have received a copy of the GNU General Public License</text:p>
      <text:p text:style-name="P11"><text:s/>*along with OpenSEA. <text:s/>If not, see &lt;http://www.gnu.org/licenses/&gt;.</text:p>
      <text:p text:style-name="P11">\*---------------------------------------------------------------------------------------------*/</text:p>
      <text:p text:style-name="P11"/>
      <text:p text:style-name="P25"/>
      <text:p text:style-name="P25"><text:span text:style-name="T8">Next is preprocessor statement to include the header file. <text:s/>And the correct namespaces are applied.</text:span></text:p>
      <text:p text:style-name="DocCode"><text:span text:style-name="T8">#include "eqntranslation.h"</text:span></text:p>
      <text:p text:style-name="DocCode"><text:span text:style-name="T8"/></text:p>
      <text:p text:style-name="DocCode"><text:span text:style-name="T8">//########################## Class Separator ###################################################</text:span></text:p>
      <text:p text:style-name="DocCode"><text:span text:style-name="T8">using namespace osea::ofreq;</text:span></text:p>
      <text:p text:style-name="DocCode"><text:span text:style-name="T8">using namespace std;</text:span></text:p>
      <text:p text:style-name="DocCode"><text:span text:style-name="T8"/></text:p>
      <text:p text:style-name="P15"><text:span text:style-name="T8">//########################## Class Separator ###################################################</text:span></text:p>
      <text:p text:style-name="DocCode"><text:span text:style-name="T8"/></text:p>
      <text:p text:style-name="P15"><text:span text:style-name="T8">//================================Section Separator ===========================================</text:span></text:p>
      <text:p text:style-name="DocCode"><text:span text:style-name="T8">//Public Members</text:span></text:p>
      <text:p text:style-name="DocCode"><text:span text:style-name="T8"/></text:p>
      <text:p text:style-name="DocText"><text:span text:style-name="T8"/></text:p>
      <text:p text:style-name="P30"><text:span text:style-name="T8">Each of the constructors are defined. <text:s/>You do not need to include any code for the constructors or destructors. <text:s/>Notice that each of them inherit the constructor from the parent EquationofMotion class. <text:s/>That provides all the definition. <text:s/>But do make sure the names for the constructors and destructors match the names provided in the header file.</text:span></text:p>
      <text:p text:style-name="DocCode"><text:span text:style-name="T8">//-------------------------------Function Separator --------------------------------------------</text:span></text:p>
      <text:p text:style-name="DocCode"><text:span text:style-name="T8">EqnTranslation::EqnTranslation(MotionModel *modelIn) :</text:span></text:p>
      <text:p text:style-name="DocCode"><text:span text:style-name="T8"><text:s text:c="4"/>EquationofMotion(modelIn)</text:span></text:p>
      <text:p text:style-name="DocCode"><text:span text:style-name="T8">{</text:span></text:p>
      <text:p text:style-name="DocCode"><text:span text:style-name="T8"/></text:p>
      <text:p text:style-name="DocCode"><text:span text:style-name="T8">}</text:span></text:p>
      <text:p text:style-name="DocCode"><text:span text:style-name="T8"/></text:p>
      <text:p text:style-name="P15"><text:span text:style-name="T8">//-------------------------------Function Separator --------------------------------------------</text:span></text:p>
      <text:p text:style-name="DocCode"><text:span text:style-name="T8">EqnTranslation::EqnTranslation(MotionModel *modelIn, std::string NameIn) :</text:span></text:p>
      <text:p text:style-name="DocCode"><text:span text:style-name="T8"><text:s text:c="4"/>EquationofMotion(modelIn, NameIn)</text:span></text:p>
      <text:p text:style-name="DocCode"><text:span text:style-name="T8">{</text:span></text:p>
      <text:p text:style-name="DocCode"><text:span text:style-name="T8"/></text:p>
      <text:p text:style-name="DocCode"><text:soft-page-break/><text:span text:style-name="T8">}</text:span></text:p>
      <text:p text:style-name="DocCode"><text:span text:style-name="T8"/></text:p>
      <text:p text:style-name="P15"><text:span text:style-name="T8">//-------------------------------Function Separator --------------------------------------------</text:span></text:p>
      <text:p text:style-name="DocCode"><text:span text:style-name="T8">EqnTranslation::EqnTranslation(MotionModel *modelIn, std::string NameIn, int IndexIn) :</text:span></text:p>
      <text:p text:style-name="DocCode"><text:span text:style-name="T8"><text:s text:c="4"/>EquationofMotion(modelIn, NameIn, IndexIn)</text:span></text:p>
      <text:p text:style-name="DocCode"><text:span text:style-name="T8">{</text:span></text:p>
      <text:p text:style-name="DocCode"><text:span text:style-name="T8"/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EqnTranslation::~EqnTranslation()</text:span></text:p>
      <text:p text:style-name="DocCode"><text:span text:style-name="T8">{</text:span></text:p>
      <text:p text:style-name="DocCode"><text:span text:style-name="T8"/></text:p>
      <text:p text:style-name="DocCode"><text:span text:style-name="T8">}</text:span></text:p>
      <text:p text:style-name="DocCode"><text:span text:style-name="T8"/></text:p>
      <text:p text:style-name="DocText"><text:span text:style-name="T8"/></text:p>
      <text:p text:style-name="P30"><text:span text:style-name="T8">Notice the big warning in the source code. <text:s/>The only thing you will need to change is the name of the constructors and destructors. <text:s/>Make sure they match the names in the header file. <text:s/>If you want to do anything more than that, heed the warning. <text:s/>Thoroughly review the developer documentation on the motion models first.</text:span></text:p>
      <text:p text:style-name="DocCode"><text:span text:style-name="T8">//*************************************************************************************************</text:span></text:p>
      <text:p text:style-name="P15"><text:span text:style-name="T8">//*************************************************************************************************</text:span></text:p>
      <text:p text:style-name="DocCode"><text:span text:style-name="T8">// <text:s text:c="29"/>DO NOT EDIT ANYTHING ABOVE THIS COMMENT BLOCK</text:span></text:p>
      <text:p text:style-name="DocCode"><text:span text:style-name="T8">// <text:s text:c="29"/>DO NOT EDIT ANYTHING ABOVE THIS COMMENT BLOCK</text:span></text:p>
      <text:p text:style-name="P15"><text:span text:style-name="T8">//*************************************************************************************************</text:span></text:p>
      <text:p text:style-name="DocCode"><text:span text:style-name="T8">//</text:span></text:p>
      <text:p text:style-name="DocCode"><text:span text:style-name="T8">// Seriously, unless you know the consequences of your actions, don't change anything above this comment block.</text:span></text:p>
      <text:p text:style-name="DocCode"><text:span text:style-name="T8">// This is part of the system to keep your customizations isolated so that you don't need to learn all the details</text:span></text:p>
      <text:p text:style-name="DocCode"><text:span text:style-name="T8">// of how the rest of the program works.</text:span></text:p>
      <text:p text:style-name="DocCode"><text:span text:style-name="T8">//</text:span></text:p>
      <text:p text:style-name="P15"><text:span text:style-name="T8">//*************************************************************************************************</text:span></text:p>
      <text:p text:style-name="P15"><text:span text:style-name="T8">//*************************************************************************************************</text:span></text:p>
      <text:p text:style-name="DocCode"><text:span text:style-name="T8"/></text:p>
      <text:p text:style-name="DocCode"><text:span text:style-name="T8">//Start editing from here on down.</text:span></text:p>
      <text:p text:style-name="P15"><text:span text:style-name="T8">//*************************************************************************************************</text:span></text:p>
      <text:p text:style-name="DocCode"><text:span text:style-name="T8"/></text:p>
      <text:p text:style-name="P15"><text:span text:style-name="T8">//================================Section Separator ===========================================</text:span></text:p>
      <text:p text:style-name="DocCode"><text:span text:style-name="T8">//Protected Members</text:span></text:p>
      <text:p text:style-name="DocCode"><text:span text:style-name="T8"/></text:p>
      <text:p text:style-name="DocText"><text:span text:style-name="T8"/></text:p>
      <text:p text:style-name="P30"><text:span text:style-name="T8">The setFormula() function is the big one. <text:s/>This defines all the mathematics for the equation of motion. <text:s/>Anything in here can reference all the data retrieval functions, math functions, custom math functions, or index functions. <text:s/>This is your playground to create the customized equation of motion.</text:span></text:p>
      <text:p text:style-name="DocCode"><text:span text:style-name="T8">//-------------------------------Function Separator --------------------------------------------</text:span></text:p>
      <text:p text:style-name="DocCode"><text:span text:style-name="T8">complex&lt;double&gt; EqnTranslation::setFormula()</text:span></text:p>
      <text:p text:style-name="DocCode"><text:span text:style-name="T8">{</text:span></text:p>
      <text:p text:style-name="DocCode"><text:span text:style-name="T8"><text:s text:c="4"/>complex&lt;double&gt; valOut;</text:span></text:p>
      <text:p text:style-name="DocCode"><text:span text:style-name="T8"/></text:p>
      <text:p text:style-name="P15"><text:span text:style-name="T8"><text:s text:c="4"/>//I only want to define a single equation to linear translation. <text:s/>Add some if statements to</text:span></text:p>
      <text:p text:style-name="P15"><text:span text:style-name="T8"><text:s text:c="4"/>// change equation</text:span></text:p>
      <text:p text:style-name="DocCode"><text:span text:style-name="T8"><text:s text:c="4"/>//definition, depending on equation index.</text:span></text:p>
      <text:p text:style-name="DocCode"><text:span text:style-name="T8"><text:s text:c="4"/>if (this-&gt;getDataIndex() == 0) //Data index for X-translation</text:span></text:p>
      <text:p text:style-name="DocCode"><text:span text:style-name="T8"><text:s text:c="4"/>{</text:span></text:p>
      <text:p text:style-name="DocCode"><text:span text:style-name="T8"><text:s text:c="8"/>//Add in mass objects.</text:span></text:p>
      <text:p text:style-name="DocCode"><text:span text:style-name="T8"><text:s text:c="8"/>valOut = ForceMass(1) * Ddt(1,2) + <text:s/>//Direct mass object</text:span></text:p>
      <text:p text:style-name="DocCode"><text:span text:style-name="T8"><text:s text:c="17"/>ForceMass(5) * Ddt(5,2) +</text:span></text:p>
      <text:p text:style-name="DocCode"><text:span text:style-name="T8"><text:s text:c="17"/>ForceMass(6) * Ddt(6,2);</text:span></text:p>
      <text:p text:style-name="DocCode"><text:span text:style-name="T8"><text:s text:c="4"/>}</text:span></text:p>
      <text:p text:style-name="DocCode"><text:span text:style-name="T8"><text:s text:c="4"/>else if (this-&gt;getDataIndex() == 1) //Data index for Y-translation</text:span></text:p>
      <text:p text:style-name="DocCode"><text:span text:style-name="T8"><text:s text:c="4"/>{</text:span></text:p>
      <text:p text:style-name="DocCode"><text:span text:style-name="T8"><text:s text:c="8"/>//Add in mass objects.</text:span></text:p>
      <text:p text:style-name="DocCode"><text:span text:style-name="T8"><text:s text:c="8"/>valOut = ForceMass(2) * Ddt(2,2) +</text:span></text:p>
      <text:p text:style-name="DocCode"><text:span text:style-name="T8"><text:s text:c="17"/>ForceMass(4) * Ddt(4,2) +</text:span></text:p>
      <text:p text:style-name="DocCode"><text:span text:style-name="T8"><text:s text:c="17"/>ForceMass(6) * Ddt(5,2);</text:span></text:p>
      <text:p text:style-name="DocCode"><text:span text:style-name="T8"><text:s text:c="4"/>}</text:span></text:p>
      <text:p text:style-name="DocCode"><text:span text:style-name="T8"><text:s text:c="4"/>else if (this-&gt;getDataIndex() == 2) //Data index for Z-translation</text:span></text:p>
      <text:p text:style-name="DocCode"><text:soft-page-break/><text:span text:style-name="T8"><text:s text:c="4"/>{</text:span></text:p>
      <text:p text:style-name="DocCode"><text:span text:style-name="T8"><text:s text:c="8"/>//Add in mass objects.</text:span></text:p>
      <text:p text:style-name="DocCode"><text:span text:style-name="T8"><text:s text:c="8"/>valOut = ForceMass(3) * Ddt(3,2) +</text:span></text:p>
      <text:p text:style-name="DocCode"><text:span text:style-name="T8"><text:s text:c="17"/>ForceMass(4) * Ddt(4,2) +</text:span></text:p>
      <text:p text:style-name="DocCode"><text:span text:style-name="T8"><text:s text:c="17"/>ForceMass(5) * Ddt(5,2);</text:span></text:p>
      <text:p text:style-name="DocCode"><text:span text:style-name="T8"><text:s text:c="4"/>}</text:span></text:p>
      <text:p text:style-name="DocCode"><text:span text:style-name="T8"/></text:p>
      <text:p text:style-name="DocCode"><text:span text:style-name="T8"/></text:p>
      <text:p text:style-name="DocCode"><text:span text:style-name="T8"><text:s text:c="4"/>//Add in reactive force objects</text:span></text:p>
      <text:p text:style-name="DocCode"><text:span text:style-name="T8"><text:s text:c="4"/>//Sum hydrodynamic reactive forces for derivative orders 0 - 2</text:span></text:p>
      <text:p text:style-name="DocCode"><text:span text:style-name="T8"><text:s text:c="4"/>valOut += Sum("Func2()", "ord", 0, 2); <text:s text:c="13"/>//ForceReact_hydro</text:span></text:p>
      <text:p text:style-name="DocCode"><text:span text:style-name="T8"/></text:p>
      <text:p text:style-name="DocCode"><text:span text:style-name="T8"><text:s text:c="4"/>//Sum user reactive forces for however high the derivative order goes.</text:span></text:p>
      <text:p text:style-name="DocCode"><text:span text:style-name="T8"><text:s text:c="4"/>valOut += Sum("Func4()", "ord"); <text:s text:c="19"/>//ForceReact_user</text:span></text:p>
      <text:p text:style-name="DocCode"><text:span text:style-name="T8"/></text:p>
      <text:p text:style-name="DocCode"><text:span text:style-name="T8"/></text:p>
      <text:p text:style-name="DocCode"><text:span text:style-name="T8"><text:s text:c="4"/>//Add in cross-body force objects</text:span></text:p>
      <text:p text:style-name="DocCode"><text:span text:style-name="T8"><text:s text:c="4"/>//Add cross-body forces for hydrodynamic forces. <text:s/>Sum for order from 0 to 2.</text:span></text:p>
      <text:p text:style-name="DocCode"><text:span text:style-name="T8"><text:s text:c="4"/>valOut += Sum("Func6()", "body"); <text:s text:c="18"/>//ForceCross_hydro</text:span></text:p>
      <text:p text:style-name="DocCode"><text:span text:style-name="T8"><text:s text:c="4"/>valOut += Sum("Func8()", "body"); <text:s text:c="18"/>//ForceCross_user</text:span></text:p>
      <text:p text:style-name="DocCode"><text:span text:style-name="T8"/></text:p>
      <text:p text:style-name="DocText"><text:span text:style-name="T8"/></text:p>
      <text:p text:style-name="P30"><text:span text:style-name="T8">Notice that the active forces are entered as a negative item. <text:s/>This is because normally the forces are presented on the right hand side of the equation. <text:s/>But to rearrange this into a single function, all items must be on the left hand side of the equation. <text:s/>So the active forces must be negative.</text:span></text:p>
      <text:p text:style-name="P30"><text:span text:style-name="T8">oFreq does check for situations where only the active forces are used. <text:s/>In this situation, oFreq changes the sign of the forces so they come out positive like they should be. <text:s/>This is part of the framework built into the EquatinoofMotion object.</text:span></text:p>
      <text:p text:style-name="DocCode"><text:span text:style-name="T8"><text:s text:c="4"/>//Add in active force objects.</text:span></text:p>
      <text:p text:style-name="DocCode"><text:span text:style-name="T8"><text:s text:c="4"/>//Active forces must be entered negative to account for the rearranged equation.</text:span></text:p>
      <text:p text:style-name="DocCode"><text:span text:style-name="T8"><text:s text:c="4"/>valOut -= ForceActive_user();</text:span></text:p>
      <text:p text:style-name="DocCode"><text:span text:style-name="T8"><text:s text:c="4"/>valOut -= ForceActive_hydro();</text:span></text:p>
      <text:p text:style-name="DocCode"><text:span text:style-name="T8"/></text:p>
      <text:p text:style-name="DocText"><text:span text:style-name="T8"/></text:p>
      <text:p text:style-name="P30"><text:span text:style-name="T8">Never forget to actually return a result from the function.</text:span></text:p>
      <text:p text:style-name="DocCode"><text:span text:style-name="T8"><text:s text:c="4"/>//Write out results</text:span></text:p>
      <text:p text:style-name="DocCode"><text:span text:style-name="T8"><text:s text:c="4"/>return valOut;</text:span></text:p>
      <text:p text:style-name="DocCode"><text:span text:style-name="T8">}</text:span></text:p>
      <text:p text:style-name="DocCode"><text:span text:style-name="T8"/></text:p>
      <text:p text:style-name="DocText"><text:span text:style-name="T8"/></text:p>
      <text:p text:style-name="P30"><text:span text:style-name="T8">Next are the custom function definitions. <text:s/>All 50 definitions must be here. <text:s/>But if you do not use a function, it can have a very simple definition. <text:s/>Examples of this will follow later.</text:span></text:p>
      <text:p text:style-name="P30"><text:span text:style-name="T8">Notice that all functions return complex number data types. <text:s/>This is a requirement.</text:span></text:p>
      <text:p text:style-name="P15"><text:span text:style-name="T8">//================================Section Separator ===========================================</text:span></text:p>
      <text:p text:style-name="DocCode"><text:span text:style-name="T8">//Custom function definitions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()</text:span></text:p>
      <text:p text:style-name="DocCode"><text:span text:style-name="T8">{</text:span></text:p>
      <text:p text:style-name="DocCode"><text:span text:style-name="T8"><text:s text:c="4"/>//ForceReact_hydro</text:span></text:p>
      <text:p text:style-name="DocCode"><text:span text:style-name="T8"><text:s text:c="4"/>return ForceReact_hydro(ord(),var()) * Ddt(var(),ord()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()</text:span></text:p>
      <text:p text:style-name="DocCode"><text:span text:style-name="T8">{</text:span></text:p>
      <text:p text:style-name="DocCode"><text:span text:style-name="T8"><text:s text:c="4"/>//ForceReact_hydro</text:span></text:p>
      <text:p text:style-name="DocCode"><text:span text:style-name="T8"><text:s text:c="4"/>return Sum("Func1()", "var", 1, 6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()</text:span></text:p>
      <text:p text:style-name="DocCode"><text:soft-page-break/><text:span text:style-name="T8">{</text:span></text:p>
      <text:p text:style-name="DocCode"><text:span text:style-name="T8"><text:s text:c="4"/>//ForceReact_user</text:span></text:p>
      <text:p text:style-name="DocCode"><text:span text:style-name="T8"><text:s text:c="4"/>return ForceReact_user(ord(),var()) * Ddt(var(),ord()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()</text:span></text:p>
      <text:p text:style-name="DocCode"><text:span text:style-name="T8">{</text:span></text:p>
      <text:p text:style-name="DocCode"><text:span text:style-name="T8"><text:s text:c="4"/>//ForceReact_user</text:span></text:p>
      <text:p text:style-name="DocCode"><text:span text:style-name="T8"><text:s text:c="4"/>return Sum("Func3()", "var"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5()</text:span></text:p>
      <text:p text:style-name="DocCode"><text:span text:style-name="T8">{</text:span></text:p>
      <text:p text:style-name="DocCode"><text:span text:style-name="T8"><text:s text:c="4"/>//ForceCross_hydro</text:span></text:p>
      <text:p text:style-name="DocCode"><text:span text:style-name="T8"><text:s text:c="4"/>return ForceCross_hydro(body(),ord(),var()) * Ddt(var(),ord(),body()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6()</text:span></text:p>
      <text:p text:style-name="DocCode"><text:span text:style-name="T8">{</text:span></text:p>
      <text:p text:style-name="DocCode"><text:span text:style-name="T8"><text:s text:c="4"/>//ForceCross_hydro</text:span></text:p>
      <text:p text:style-name="DocCode"><text:span text:style-name="T8"><text:s text:c="4"/>return Kronecker(curbody(),body(),true) *</text:span></text:p>
      <text:p text:style-name="DocCode"><text:span text:style-name="T8"><text:s text:c="12"/>Sum("Func9()", "ord", 0, 2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7()</text:span></text:p>
      <text:p text:style-name="DocCode"><text:span text:style-name="T8">{</text:span></text:p>
      <text:p text:style-name="DocCode"><text:span text:style-name="T8"><text:s text:c="4"/>//ForceCross_user</text:span></text:p>
      <text:p text:style-name="DocCode"><text:span text:style-name="T8"><text:s text:c="4"/>return ForceCross_user(body(),ord(),var()) * Ddt(var(),ord(),body()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8()</text:span></text:p>
      <text:p text:style-name="DocCode"><text:span text:style-name="T8">{</text:span></text:p>
      <text:p text:style-name="DocCode"><text:span text:style-name="T8"><text:s text:c="4"/>//ForceCross_user</text:span></text:p>
      <text:p text:style-name="DocCode"><text:span text:style-name="T8"><text:s text:c="4"/>return Kronecker(curbody(),body(),true) *</text:span></text:p>
      <text:p text:style-name="DocCode"><text:span text:style-name="T8"><text:s text:c="12"/>Sum("Func10()", "ord"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9()</text:span></text:p>
      <text:p text:style-name="DocCode"><text:span text:style-name="T8">{</text:span></text:p>
      <text:p text:style-name="DocCode"><text:span text:style-name="T8"><text:s text:c="4"/>//ForceCross_hydro</text:span></text:p>
      <text:p text:style-name="DocCode"><text:span text:style-name="T8"><text:s text:c="4"/>return Sum("Func5()", "var", 1, 6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0()</text:span></text:p>
      <text:p text:style-name="DocCode"><text:span text:style-name="T8">{</text:span></text:p>
      <text:p text:style-name="DocCode"><text:span text:style-name="T8"><text:s text:c="4"/>//ForceCross_user</text:span></text:p>
      <text:p text:style-name="DocCode"><text:span text:style-name="T8"><text:s text:c="4"/>return Sum("Func7()", "var");</text:span></text:p>
      <text:p text:style-name="DocCode"><text:span text:style-name="T8">}</text:span></text:p>
      <text:p text:style-name="DocCode"><text:span text:style-name="T8"/></text:p>
      <text:p text:style-name="DocText"><text:span text:style-name="T8"/></text:p>
      <text:p text:style-name="P30"><text:span text:style-name="T8">Func11() marks the beginning of the functions definitions which were not used. <text:s/>They all simply return a value of zero. <text:s/>But they must still return a value.</text:span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1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2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oft-page-break/><text:span text:style-name="T8">std::complex&lt;double&gt; EqnTranslation::Func13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4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5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6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7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8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19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0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1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2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3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4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5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oft-page-break/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6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7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8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29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0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1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2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3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4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5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6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7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oft-page-break/><text:span text:style-name="T8">std::complex&lt;double&gt; EqnTranslation::Func38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39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0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1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2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3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4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5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6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7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8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49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pan text:style-name="T8">}</text:span></text:p>
      <text:p text:style-name="DocCode"><text:span text:style-name="T8"/></text:p>
      <text:p text:style-name="DocCode"><text:span text:style-name="T8">//-------------------------------Function Separator --------------------------------------------</text:span></text:p>
      <text:p text:style-name="DocCode"><text:span text:style-name="T8">std::complex&lt;double&gt; EqnTranslation::Func50()</text:span></text:p>
      <text:p text:style-name="DocCode"><text:span text:style-name="T8">{</text:span></text:p>
      <text:p text:style-name="DocCode"><text:span text:style-name="T8"><text:s text:c="4"/>return complex&lt;double&gt;(0,0);</text:span></text:p>
      <text:p text:style-name="DocCode"><text:soft-page-break/><text:span text:style-name="T8">}</text:span></text:p>
      <text:p text:style-name="DocCode"><text:span text:style-name="T8"/></text:p>
      <text:p text:style-name="DocCode"><text:span text:style-name="T8">//================================Section Separator ===========================================</text:span></text:p>
      <text:p text:style-name="DocCode"><text:span text:style-name="T8">//Private Memb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8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11_example_equation_motion.odt</text:file-name></text:span><text:tab/> <text:a xlink:type="simple" xlink:href="http://www.dmsonline.us/"><text:span text:style-name="MT1">www.dmsonline.us</text:span></text:a><text:tab/>Page <text:page-number text:select-page="current">1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20.001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18:57:10</meta:creation-date>
    <meta:editing-cycles>6</meta:editing-cycles>
    <meta:editing-duration>PT42M2S</meta:editing-duration>
    <dc:description>Documentation on an example equation of motion.  Shows how you can create your own for a custom motion model.</dc:description>
    <dc:subject>U04-0100.0020.0011</dc:subject>
    <dc:title>Example Equation of Motion</dc:title>
    <dc:date>2014-04-27T20:48:20</dc:date>
    <meta:document-statistic meta:table-count="0" meta:image-count="0" meta:object-count="0" meta:page-count="14" meta:paragraph-count="651" meta:word-count="3556" meta:character-count="34122" meta:non-whitespace-character-count="29309"/>
    <meta:user-defined meta:name="Info 1"/>
    <meta:user-defined meta:name="Info 2"/>
    <meta:user-defined meta:name="Info 3"/>
    <meta:user-defined meta:name="Info 4"/>
  </office:meta>
</office:document-meta>
</file>